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 Zar" svg:font-family="B Zar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writing-mode="rl-tb"/>
    </style:style>
    <style:style style:name="T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2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1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2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2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3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3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P32" style:parent-style-name="Normal" style:family="paragraph">
      <style:paragraph-properties fo:text-align="center" style:writing-mode="rl-tb"/>
    </style:style>
    <style:style style:name="T3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3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3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3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3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3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3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2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4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5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5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52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5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5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5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P56" style:parent-style-name="Normal" style:family="paragraph">
      <style:paragraph-properties fo:text-align="center" style:writing-mode="rl-tb"/>
    </style:style>
    <style:style style:name="T5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5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5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2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6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2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7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2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8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89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0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1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2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3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4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5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6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  <style:style style:name="T97" style:parent-style-name="DefaultParagraphFont" style:family="text">
      <style:text-properties style:font-name-complex="B Zar" fo:font-size="23pt" style:font-size-asian="23pt" style:font-size-complex="23pt" style:language-complex="fa" style:country-complex="IR"/>
    </style:style>
  </office:automatic-styles>
  <office:body>
    <office:text text:use-soft-page-breaks="true">
      <text:p text:style-name="P1"><text:span text:style-name="T6">در<text:s/></text:span><text:span text:style-name="T7">ی</text:span><text:span text:style-name="T8">ک</text:span><text:span text:style-name="T9"><text:s/>روز، از طلوع تا غروب آفتاب ا</text:span><text:span text:style-name="T10">ی</text:span><text:span text:style-name="T11">ن</text:span><text:span text:style-name="T12"><text:s/>همه اتفاق برا</text:span><text:span text:style-name="T13">ی</text:span><text:span text:style-name="T14"><text:s/>او افتاده بود. افسوس م</text:span><text:span text:style-name="T15">ی</text:span><text:span text:style-name="T16"><text:s/>خورد، زندگ</text:span><text:span text:style-name="T17">ی</text:span><text:span text:style-name="T18"><text:s/>اش ز</text:span><text:span text:style-name="T19">ی</text:span><text:span text:style-name="T20">رورو</text:span><text:span text:style-name="T21"><text:s/>شده بود. د</text:span><text:span text:style-name="T22">ی</text:span><text:span text:style-name="T23">گر</text:span><text:span text:style-name="T24"><text:s/>چ</text:span><text:span text:style-name="T25">ی</text:span><text:span text:style-name="T26">ز</text:span><text:span text:style-name="T27">ی</text:span><text:span text:style-name="T28"><text:s/>نداشت غمگ</text:span><text:span text:style-name="T29">ی</text:span><text:span text:style-name="T30">ن</text:span><text:span text:style-name="T31"><text:s/>بود.</text:span></text:p>
      <text:p text:style-name="P32"><text:span text:style-name="T33">شرمسار</text:span><text:span text:style-name="T34"><text:s/>بود، دلش م</text:span><text:span text:style-name="T35">ی</text:span><text:span text:style-name="T36"><text:s/>خواست گر</text:span><text:span text:style-name="T37">ی</text:span><text:span text:style-name="T38">ه</text:span><text:span text:style-name="T39"><text:s/>کند. حت</text:span><text:span text:style-name="T40">ی</text:span><text:span text:style-name="T41"><text:s/>در برابر گوسفندانش هم گر</text:span><text:span text:style-name="T42">ی</text:span><text:span text:style-name="T43">ه</text:span><text:span text:style-name="T44"><text:s/>نکرده بود. در م</text:span><text:span text:style-name="T45">ی</text:span><text:span text:style-name="T46">دان</text:span><text:span text:style-name="T47"><text:s/>بزرگ شهر د</text:span><text:span text:style-name="T48">ی</text:span><text:span text:style-name="T49">گر</text:span><text:span text:style-name="T50"><text:s/>کس</text:span><text:span text:style-name="T51">ی</text:span><text:span text:style-name="T52"><text:s/>نبود. و او در آن جا تنها بود و ب</text:span><text:span text:style-name="T53">ی</text:span><text:span text:style-name="T54">گانه</text:span><text:span text:style-name="T55">.</text:span></text:p>
      <text:p text:style-name="P56"><text:span text:style-name="T57">اشک</text:span><text:span text:style-name="T58"><text:s/>م</text:span><text:span text:style-name="T59">ی</text:span><text:span text:style-name="T60"><text:s/>ر</text:span><text:span text:style-name="T61">ی</text:span><text:span text:style-name="T62">خت</text:span><text:span text:style-name="T63"><text:s/>و ناله م</text:span><text:span text:style-name="T64">ی</text:span><text:span text:style-name="T65"><text:s/>کرد. م</text:span><text:span text:style-name="T66">ی</text:span><text:span text:style-name="T67"><text:s/>پنداشت که خداوند به کسان</text:span><text:span text:style-name="T68">ی</text:span><text:span text:style-name="T69"><text:s/>که با دن</text:span><text:span text:style-name="T70">ی</text:span><text:span text:style-name="T71">ا</text:span><text:span text:style-name="T72"><text:s/>قه</text:span><text:span text:style-name="T73">ر</text:span><text:span text:style-name="T74">م</text:span><text:span text:style-name="T75">ی</text:span><text:span text:style-name="T76"><text:s/>کنند و دنبال رؤ</text:span><text:span text:style-name="T77">ی</text:span><text:span text:style-name="T78">اها</text:span><text:span text:style-name="T79">ی</text:span><text:span text:style-name="T80"><text:s/>خود م</text:span><text:span text:style-name="T81">ی</text:span><text:span text:style-name="T82"><text:s/>روند، مهر و محبت</text:span><text:span text:style-name="T83">ی</text:span><text:span text:style-name="T84"><text:s/>ندارد با خود م</text:span><text:span text:style-name="T85">ی</text:span><text:span text:style-name="T86"><text:s/>گفت</text:span><text:span text:style-name="T87"><text:s/></text:span><text:span text:style-name="T88">که تا</text:span><text:span text:style-name="T89"><text:s/></text:span><text:span text:style-name="T90">دوباره</text:span><text:span text:style-name="T91"><text:s/>به سرزم</text:span><text:span text:style-name="T92">ی</text:span><text:span text:style-name="T93">ن</text:span><text:span text:style-name="T94"><text:s/>خود برگردد و از نو زندگ</text:span><text:span text:style-name="T95">ی</text:span><text:span text:style-name="T96"><text:s/>خود را بسازد</text:span><text:span text:style-name="T9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 Zar" svg:font-family="B Zar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0013in" fo:page-height="10.0013in" style:print-orientation="portrait" fo:margin-top="0.2958in" fo:margin-left="1.3784in" fo:margin-bottom="0.4194in" fo:margin-right="1.0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3625in"/>
      </style:header-style>
      <style:footer-style>
        <style:header-footer-properties style:dynamic-spacing="true" fo:min-height="0.5805in"/>
      </style:footer-style>
    </style:page-layout>
    <style:style style:name="P2" style:parent-style-name="Header" style:family="paragraph">
      <style:paragraph-properties fo:text-align="center"/>
      <style:text-properties style:font-name-complex="B Zar" fo:font-weight="bold" style:font-weight-asian="bold" style:font-weight-complex="bold" fo:font-size="18pt" style:font-size-asian="18pt" style:font-size-complex="18pt" style:language-complex="fa" style:country-complex="IR"/>
    </style:style>
    <style:style style:name="P3" style:parent-style-name="Header" style:family="paragraph">
      <style:paragraph-properties fo:text-align="center"/>
    </style:style>
    <style:style style:name="T4" style:parent-style-name="DefaultParagraphFont" style:family="text">
      <style:text-properties style:font-name-complex="B Zar" fo:font-weight="bold" style:font-weight-asian="bold" style:font-weight-complex="bold" fo:font-size="12pt" style:font-size-asian="12pt" style:font-size-complex="12pt" style:language-complex="fa" style:country-complex="IR"/>
    </style:style>
    <style:style style:name="P5" style:parent-style-name="Footer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کـیمیاگــــر</text:p>
        <text:p text:style-name="P3"><text:span text:style-name="T4">پائولو کوئیلو/فرزانه فرزاد</text:span></text:p>
      </style:header>
      <style:footer>
        <text:p text:style-name="P5"><draw:frame draw:style-name="a0" draw:name="Picture 57" text:anchor-type="as-char" svg:x="0in" svg:y="0in" svg:width="3.13889in" svg:height="0.81944in" style:rel-width="scale" style:rel-height="scale"><draw:image xlink:href="media/image1.png" xlink:type="simple" xlink:show="embed" xlink:actuate="onLoad"/><svg:title/><svg:desc>C:\Users\amirm\AppData\Local\Microsoft\Windows\INetCache\Content.Word\Artboard 1@4x-8.pn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irmahdi baharlou</meta:initial-creator>
    <dc:creator>amirmahdi baharlou</dc:creator>
    <meta:creation-date>2020-06-08T02:39:00Z</meta:creation-date>
    <dc:date>2020-06-08T02:39:00Z</dc:date>
    <meta:print-date>2020-06-07T18:2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71" meta:character-count="477" meta:row-count="3" meta:non-whitespace-character-count="407"/>
  </office:meta>
</office:document-meta>
</file>